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1023" officeooo:paragraph-rsid="00141023"/>
    </style:style>
    <style:style style:name="P2" style:family="paragraph" style:parent-style-name="Standard">
      <style:text-properties officeooo:rsid="00141023" officeooo:paragraph-rsid="0015cb2a"/>
    </style:style>
    <style:style style:name="P3" style:family="paragraph" style:parent-style-name="Standard">
      <style:text-properties officeooo:rsid="0015cb2a" officeooo:paragraph-rsid="0015cb2a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1023" officeooo:paragraph-rsid="0014102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1023" officeooo:paragraph-rsid="0015cb2a" style:font-weight-asian="bold" style:font-weight-complex="bold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5cb2a" officeooo:paragraph-rsid="0015cb2a"/>
    </style:style>
    <style:style style:name="T1" style:family="text">
      <style:text-properties officeooo:rsid="0015cb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ttre de présentation du PAG : barème</text:p>
      <text:p text:style-name="P1"/>
      <text:p text:style-name="P2">soin, paragraphes<text:tab/><text:tab/><text:tab/>/ <text:span text:style-name="T1">2</text:span><text:tab/><text:tab/><text:span text:style-name="T1">codes littéraires de la lettre<text:tab/><text:tab/>/ 3</text:span></text:p>
      <text:p text:style-name="P2">orthographe, grammaire<text:tab/><text:tab/>/ 5<text:tab/><text:tab/>présentation de la lettre<text:tab/><text:tab/>/ 4</text:p>
      <text:p text:style-name="P3">intérêt des idées<text:tab/><text:tab/><text:tab/>/ 6<text:tab/><text:tab/></text:p>
      <text:p text:style-name="P3"/>
      <text:p text:style-name="P6"/>
      <text:p text:style-name="P3"/>
      <text:p text:style-name="P5">Lettre de présentation du PAG : barème</text:p>
      <text:p text:style-name="P2"/>
      <text:p text:style-name="P2">soin, paragraphes<text:tab/><text:tab/><text:tab/>/ <text:span text:style-name="T1">2</text:span><text:tab/><text:tab/><text:span text:style-name="T1">codes littéraires de la lettre<text:tab/><text:tab/>/ 3</text:span></text:p>
      <text:p text:style-name="P2">orthographe, grammaire<text:tab/><text:tab/>/ 5<text:tab/><text:tab/>présentation de la lettre<text:tab/><text:tab/>/ 4</text:p>
      <text:p text:style-name="P3">intérêt des idées<text:tab/><text:tab/><text:tab/>/ 6<text:tab/><text:tab/></text:p>
      <text:p text:style-name="P3"/>
      <text:p text:style-name="P6"/>
      <text:p text:style-name="P3"/>
      <text:p text:style-name="P5">Lettre de présentation du PAG : barème</text:p>
      <text:p text:style-name="P2"/>
      <text:p text:style-name="P2">soin, paragraphes<text:tab/><text:tab/><text:tab/>/ <text:span text:style-name="T1">2</text:span><text:tab/><text:tab/><text:span text:style-name="T1">codes littéraires de la lettre<text:tab/><text:tab/>/ 3</text:span></text:p>
      <text:p text:style-name="P2">orthographe, grammaire<text:tab/><text:tab/>/ 5<text:tab/><text:tab/>présentation de la lettre<text:tab/><text:tab/>/ 4</text:p>
      <text:p text:style-name="P3">intérêt des idées<text:tab/><text:tab/><text:tab/>/ 6<text:tab/><text:tab/></text:p>
      <text:p text:style-name="P3"/>
      <text:p text:style-name="P6"/>
      <text:p text:style-name="P3"/>
      <text:p text:style-name="P5">Lettre de présentation du PAG : barème</text:p>
      <text:p text:style-name="P2"/>
      <text:p text:style-name="P2">soin, paragraphes<text:tab/><text:tab/><text:tab/>/ <text:span text:style-name="T1">2</text:span><text:tab/><text:tab/><text:span text:style-name="T1">codes littéraires de la lettre<text:tab/><text:tab/>/ 3</text:span></text:p>
      <text:p text:style-name="P2">orthographe, grammaire<text:tab/><text:tab/>/ 5<text:tab/><text:tab/>présentation de la lettre<text:tab/><text:tab/>/ 4</text:p>
      <text:p text:style-name="P3">intérêt des idées<text:tab/><text:tab/><text:tab/>/ 6<text:tab/><text:tab/></text:p>
      <text:p text:style-name="P3"/>
      <text:p text:style-name="P6"/>
      <text:p text:style-name="P3"/>
      <text:p text:style-name="P5">Lettre de présentation du PAG : barème</text:p>
      <text:p text:style-name="P2"/>
      <text:p text:style-name="P2">soin, paragraphes<text:tab/><text:tab/><text:tab/>/ <text:span text:style-name="T1">2</text:span><text:tab/><text:tab/><text:span text:style-name="T1">codes littéraires de la lettre<text:tab/><text:tab/>/ 3</text:span></text:p>
      <text:p text:style-name="P2">orthographe, grammaire<text:tab/><text:tab/>/ 5<text:tab/><text:tab/>présentation de la lettre<text:tab/><text:tab/>/ 4</text:p>
      <text:p text:style-name="P3">intérêt des idées<text:tab/><text:tab/><text:tab/>/ 6<text:tab/><text:tab/></text:p>
      <text:p text:style-name="P3"/>
      <text:p text:style-name="P6"/>
      <text:p text:style-name="P3"/>
      <text:p text:style-name="P5">Lettre de présentation du PAG : barème</text:p>
      <text:p text:style-name="P2"/>
      <text:p text:style-name="P2">soin, paragraphes<text:tab/><text:tab/><text:tab/>/ <text:span text:style-name="T1">2</text:span><text:tab/><text:tab/><text:span text:style-name="T1">codes littéraires de la lettre<text:tab/><text:tab/>/ 3</text:span></text:p>
      <text:p text:style-name="P2">orthographe, grammaire<text:tab/><text:tab/>/ 5<text:tab/><text:tab/>présentation de la lettre<text:tab/><text:tab/>/ 4</text:p>
      <text:p text:style-name="P3">intérêt des idées<text:tab/><text:tab/><text:tab/>/ 6<text:tab/><text:tab/></text:p>
      <text:p text:style-name="P3"/>
      <text:p text:style-name="P6"/>
      <text:p text:style-name="P3"/>
      <text:p text:style-name="P5">Lettre de présentation du PAG : barème</text:p>
      <text:p text:style-name="P2"/>
      <text:p text:style-name="P2">soin, paragraphes<text:tab/><text:tab/><text:tab/>/ <text:span text:style-name="T1">2</text:span><text:tab/><text:tab/><text:span text:style-name="T1">codes littéraires de la lettre<text:tab/><text:tab/>/ 3</text:span></text:p>
      <text:p text:style-name="P2">orthographe, grammaire<text:tab/><text:tab/>/ 5<text:tab/><text:tab/>présentation de la lettre<text:tab/><text:tab/>/ 4</text:p>
      <text:p text:style-name="P3">intérêt des idées<text:tab/><text:tab/><text:tab/>/ 6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9T18:04:37.462406013</meta:creation-date>
    <dc:date>2021-05-10T05:42:14.491395596</dc:date>
    <meta:editing-duration>PT8H49M53S</meta:editing-duration>
    <meta:editing-cycles>3</meta:editing-cycles>
    <meta:generator>LibreOffice/6.0.7.3$Linux_X86_64 LibreOffice_project/00m0$Build-3</meta:generator>
    <meta:print-date>2021-05-09T20:51:25.367539415</meta:print-date>
    <meta:document-statistic meta:table-count="0" meta:image-count="0" meta:object-count="0" meta:page-count="1" meta:paragraph-count="28" meta:word-count="231" meta:character-count="1274" meta:non-whitespace-character-count="994"/>
  </office:meta>
</office:document-meta>
</file>